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400000398DC5A28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27.7cm" svg:height="18.655cm" draw:z-index="0"><draw:image xlink:href="Pictures/100000000000058400000398DC5A28F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6:11:33.518338997</meta:creation-date>
    <dc:date>2016-06-20T01:10:25.536777787</dc:date>
    <meta:editing-duration>PT4M53S</meta:editing-duration>
    <meta:editing-cycles>5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